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Heading_20_1">
      <style:text-properties officeooo:paragraph-rsid="01cabbd8"/>
    </style:style>
    <style:style style:name="P10" style:family="paragraph" style:parent-style-name="Bulleted">
      <style:text-properties officeooo:paragraph-rsid="01cabbd8"/>
    </style:style>
    <style:style style:name="P11" style:family="paragraph" style:parent-style-name="Appendix_20_Letter" style:master-page-name="Right_20_Page">
      <style:paragraph-properties style:page-number="auto"/>
      <style:text-properties officeooo:paragraph-rsid="01cabbd8"/>
    </style:style>
    <style:style style:name="P12" style:family="paragraph" style:parent-style-name="Text_20_body">
      <style:text-properties officeooo:rsid="00b2c415" officeooo:paragraph-rsid="01cabbd8"/>
    </style:style>
    <style:style style:name="P13" style:family="paragraph" style:parent-style-name="Text_20_body">
      <style:text-properties officeooo:rsid="00b3e24b" officeooo:paragraph-rsid="01cabbd8"/>
    </style:style>
    <style:style style:name="P14" style:family="paragraph" style:parent-style-name="Text_20_body">
      <style:text-properties officeooo:rsid="010c1273" officeooo:paragraph-rsid="01cabbd8"/>
    </style:style>
    <style:style style:name="T1" style:family="text">
      <style:text-properties officeooo:rsid="00ae7ddc"/>
    </style:style>
    <style:style style:name="T2" style:family="text">
      <style:text-properties officeooo:rsid="00dc895f"/>
    </style:style>
    <style:style style:name="T3" style:family="text">
      <style:text-properties officeooo:rsid="00b2c415"/>
    </style:style>
    <style:style style:name="T4" style:family="text">
      <style:text-properties officeooo:rsid="00db7209"/>
    </style:style>
    <style:style style:name="T5" style:family="text">
      <style:text-properties officeooo:rsid="01084a25"/>
    </style:style>
    <style:style style:name="T6" style:family="text">
      <style:text-properties officeooo:rsid="001b38e2"/>
    </style:style>
    <style:style style:name="T7" style:family="text">
      <style:text-properties officeooo:rsid="00bea233"/>
    </style:style>
    <style:style style:name="T8" style:family="text">
      <style:text-properties officeooo:rsid="00b131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1"><text:s/>B</text:p>
      <text:h text:style-name="P9" text:outline-level="1"><text:bookmark-start text:name="__RefHeading___Toc32354_2074576844"/><text:span text:style-name="T1">深入</text:span>學習西方文字排印學<text:bookmark-end text:name="__RefHeading___Toc32354_2074576844"/></text:h>
      <text:p text:style-name="P12">你可以在市面上找到<text:span text:style-name="T2">許許多多</text:span>探討文字排印學的書，其中不乏Frederick Goudy和Adrian Frutiger這幾位當代大師的著作。還有不少在講手寫字、品牌標題字的設計等。</text:p>
      <text:p text:style-name="P13">而這邊列出的書籍，則著重於文字排印學的實務藝術。書中的內容在文字排印學領域中屬於保守派，不過它們一同展現出現代文字排印學的基礎，並交代其基本原則。<text:span text:style-name="T3">從介紹性書籍，到深入專論都有。</text:span></text:p>
      <text:p text:style-name="P14">我找到的實用好書有：</text:p>
      <text:list xml:id="list987947883486120727" text:style-name="Bulleted">
        <text:list-item>
          <text:p text:style-name="P10">Robert Bringhurst著，《<text:span text:style-name="Emphasis">文字排印樣式之要素 (The Elements of Typographic Style)》</text:span>，<text:span text:style-name="T1">第二版 (Hartley and Marks: Vancouver, 1996)：Bringhurst 在本書中提出的看法與見解都很有道理，所以本書被普遍視為西方文字排印學的聖經。</text:span></text:p>
        </text:list-item>
        <text:list-item>
          <text:p text:style-name="P10">Eric Gill著，《<text:span text:style-name="Emphasis">論文字排印學 (An Essay on Typography)</text:span>》(David R. Godine: Boston, 1998): 當代設計形塑者之一的理論思想。Google Books 上也可取得。</text:p>
        </text:list-item>
        <text:list-item>
          <text:p text:style-name="P10"><text:soft-page-break/>Jan Tschichold著，《<text:span text:style-name="Emphasis">書的構成：好設計的品味 (The Form of the Book: Essays on the Morality of Good Design)》，</text:span>英文版譯者Hajo Haedler (Hartley and Marks: Vancouver, 1991)：作者為設計企鵝 (Penguin) 出版社戰後封面格式的大師級文字排印工作者<text:span text:style-name="T5">（也是當今唯一一位因為文字排印標準規則而受政治迫害的人）</text:span>，本書中有他的許多頁面設計觀點。</text:p>
        </text:list-item>
        <text:list-item>
          <text:p text:style-name="P10">Jan Tschichold著，《<text:span text:style-name="Emphasis">新文字排印學 (The New Typography)</text:span>》，英文版譯者Ruari McLean (University of California Press: Berkeley, 1995)：形塑當代文字排印學的非對稱式設計原則經典論述。</text:p>
        </text:list-item>
        <text:list-item>
          <text:p text:style-name="P10">Robin Williams著，《<text:span text:style-name="Emphasis">非設計師的設計書 (The Non-Designer’s Design Book)</text:span>》(Peachpit Press: Berkeley, 1994)：我目前為止所知最快速、最清楚、最有洞見的文字排印學介紹書。</text:p>
        </text:list-item>
        <text:list-item>
          <text:p text:style-name="P10"><text:span text:style-name="T6">Robin Williams著，</text:span>《<text:span text:style-name="Emphasis"><text:span text:style-name="T7">非設計師的字體書 (The Non-Designer’s Type Book)</text:span></text:span>》<text:span text:style-name="T7">(Peachpit Press: Berkeley, 1998)：</text:span>非設計師的設計書<text:span text:style-name="T8">續集，專注解說字體的細節以及如何運用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7pt" table:align="margins" style:may-break-between-rows="false"/>
    </style:style>
    <style:style style:name="Table2.A" style:family="table-column">
      <style:table-column-properties style:column-width="31.45pt" style:rel-column-width="6939*"/>
    </style:style>
    <style:style style:name="Table2.B" style:family="table-column">
      <style:table-column-properties style:column-width="265.55pt" style:rel-column-width="58596*"/>
    </style:style>
    <style:style style:name="Table7" style:family="table">
      <style:table-properties style:width="297pt" table:align="margins" style:may-break-between-rows="false"/>
    </style:style>
    <style:style style:name="Table7.A" style:family="table-column">
      <style:table-column-properties style:column-width="269.6pt" style:rel-column-width="59492*"/>
    </style:style>
    <style:style style:name="Table7.B" style:family="table-column">
      <style:table-column-properties style:column-width="27.4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深入學習文字排印學</text:chapter></text:p>
            </table:table-cell>
            <table:table-cell office:value-type="string">
              <text:p text:style-name="MP7"><text:page-number text:select-page="current">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2:28.172011967</meta:creation-date>
    <meta:editing-duration>PT58S</meta:editing-duration>
    <meta:editing-cycles>2</meta:editing-cycles>
    <meta:generator>LibreOffice/4.3.3.2$Linux_x86 LibreOffice_project/430m0$Build-2</meta:generator>
    <dc:title>LibreOffice排版設計</dc:title>
    <meta:initial-creator>Bruce Byfield</meta:initial-creator>
    <dc:date>2016-03-19T16:03:25.704339251</dc:date>
    <dc:creator>Bruce Byfield</dc:creator>
    <meta:document-statistic meta:table-count="4" meta:image-count="0" meta:object-count="0" meta:page-count="2" meta:paragraph-count="19" meta:word-count="283" meta:character-count="1807" meta:non-whitespace-character-count="1546"/>
    <meta:template xlink:type="simple" xlink:actuate="onRequest" xlink:title="designing-with-libreoffice" xlink:href="../../../../.config/libreoffice/4/user/template/designing-with-libreoffice.ott" meta:date="2016-03-19T16:02:27.682247003"/>
  </office:meta>
</office:document-meta>
</file>